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biliography. e.g websites used. And books read.</text:p>
      <text:p text:style-name="Standard"/>
      <text:p text:style-name="Standard"/>
      <text:p text:style-name="Standard">Include all links from dropbox/diss files</text:p>
      <text:p text:style-name="Standard"/>
      <text:p text:style-name="Standard"><text:a xlink:type="simple" xlink:href="http://developer.yahoo.com/yui/phploader/">http://developer.yahoo.com/yui/phploader/</text:a></text:p>
      <text:p text:style-name="Standard"><text:a xlink:type="simple" xlink:href="http://www.w3.org/2000/10/swap/Primer.html">http://www.w3.org/2000/10/swap/Primer.html</text:a></text:p>
      <text:p text:style-name="Standard"><text:a xlink:type="simple" xlink:href="https://github.com/yui/phploader">https://github.com/yui/phploader</text:a></text:p>
      <text:p text:style-name="Standard"><text:a xlink:type="simple" xlink:href="http://www.slideshare.net/chadauld/introduction-to-yui-php-loader">http://www.slideshare.net/chadauld/introduction-to-yui-php-loader</text:a></text:p>
      <text:p text:style-name="Standard"><text:a xlink:type="simple" xlink:href="https://developers.google.com/web-toolkit/gettingstarted">https://developers.google.com/web-toolkit/gettingstarted</text:a></text:p>
      <text:p text:style-name="Standard"><text:a xlink:type="simple" xlink:href="https://developers.google.com/web-toolkit/usingeclipse">https://developers.google.com/web-toolkit/usingeclipse</text:a></text:p>
      <text:p text:style-name="Standard"><text:a xlink:type="simple" xlink:href="http://developer.yahoo.com/yui/phploader/#using">http://developer.yahoo.com/yui/phploader/#using</text:a></text:p>
      <text:p text:style-name="Standard"><text:a xlink:type="simple" xlink:href="https://npmjs.org/">https://npmjs.org/</text:a></text:p>
      <text:p text:style-name="Standard"><text:a xlink:type="simple" xlink:href="https://github.com/reid/yeti#readme">https://github.com/reid/yeti#readme</text:a></text:p>
      <text:p text:style-name="Standard"><text:a xlink:type="simple" xlink:href="http://yuilibrary.com/gallery/show">http://yuilibrary.com/gallery/show</text:a></text:p>
      <text:p text:style-name="Standard"><text:a xlink:type="simple" xlink:href="http://yuilibrary.com/yui/quick-start/#ui">http://yuilibrary.com/yui/quick-start/#ui</text:a></text:p>
      <text:p text:style-name="Standard"><text:a xlink:type="simple" xlink:href="http://yuilibrary.com/yui/quick-start/">http://yuilibrary.com/yui/quick-start/</text:a></text:p>
      <text:p text:style-name="Standard"><text:a xlink:type="simple" xlink:href="http://developer.yahoo.com/yui/phploader/#start">http://developer.yahoo.com/yui/phploader/#start</text:a></text:p>
      <text:p text:style-name="Standard"><text:a xlink:type="simple" xlink:href="http://code.google.com/p/google-web-toolkit/issues/detail?id=4949">http://code.google.com/p/google-web-toolkit/issues/detail?id=4949</text:a></text:p>
      <text:p text:style-name="Standard"><text:a xlink:type="simple" xlink:href="https://sites.google.com/site/angelhurtado/tutorialgwt2">https://sites.google.com/site/angelhurtado/tutorialgwt2</text:a></text:p>
      <text:p text:style-name="Standard"><text:a xlink:type="simple" xlink:href="http://www.w3.org/2002/05/24-RDF-SQL/">http://www.w3.org/2002/05/24-RDF-SQL/</text:a></text:p>
      <text:p text:style-name="Standard">http://www.w3.org/TR/2011/WD-rdb-direct-mapping-20110324/#emp-add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21:28.09</meta:creation-date>
    <dc:date>2012-11-08T21:27:30</dc:date>
    <meta:editing-duration>PT5H33M</meta:editing-duration>
    <meta:editing-cycles>5</meta:editing-cycles>
    <meta:generator>LibreOffice/3.5$Linux_X86_64 LibreOffice_project/350m1$Build-2</meta:generator>
    <dc:creator>Adams </dc:creator>
    <meta:document-statistic meta:table-count="0" meta:image-count="0" meta:object-count="0" meta:page-count="1" meta:paragraph-count="19" meta:word-count="30" meta:character-count="862" meta:non-whitespace-character-count="851"/>
  </office:meta>
</office:document-meta>
</file>